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图片 1" text:anchor-type="as-char" svg:x="0in" svg:y="0in" svg:width="5.76806in" svg:height="4.52639in" style:rel-width="scale" style:rel-height="scale"><draw:image xlink:href="media/image1.png" xlink:type="simple" xlink:show="embed" xlink:actuate="onLoad"/><svg:title/><svg:desc/></draw:frame><text:line-break/><draw:frame draw:style-name="a1" draw:name="图片 1" text:anchor-type="as-char" svg:x="0in" svg:y="0in" svg:width="5.76806in" svg:height="3.47361in" style:rel-width="scale" style:rel-height="scale"><draw:image xlink:href="media/image2.png" xlink:type="simple" xlink:show="embed" xlink:actuate="onLoad"/><svg:title/><svg:desc/></draw:frame><text:line-break/><text:soft-page-break/><draw:frame draw:style-name="a2" draw:name="图片 1" text:anchor-type="as-char" svg:x="0in" svg:y="0in" svg:width="5.76806in" svg:height="3.39653in" style:rel-width="scale" style:rel-height="scale"><draw:image xlink:href="media/image3.png" xlink:type="simple" xlink:show="embed" xlink:actuate="onLoad"/><svg:title/><svg:desc/></draw:frame><text:line-break/><draw:frame draw:style-name="a3" draw:name="图片 1" text:anchor-type="as-char" svg:x="0in" svg:y="0in" svg:width="5.76806in" svg:height="3.87292in" style:rel-width="scale" style:rel-height="scale"><draw:image xlink:href="media/image4.png" xlink:type="simple" xlink:show="embed" xlink:actuate="onLoad"/><svg:title/><svg:desc/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3333in" fo:margin-bottom="0.0555in"/>
      <style:text-properties style:font-name="等线 Light" style:font-name-asian="等线 Light" style:font-name-complex="Times New Roman" fo:color="#2F5496" fo:font-size="24pt" style:font-size-asian="24pt" style:font-size-complex="2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111in" fo:margin-bottom="0.0555in"/>
      <style:text-properties style:font-name="等线 Light" style:font-name-asian="等线 Light" style:font-name-complex="Times New Roman" fo:color="#2F5496" fo:font-size="20pt" style:font-size-asian="20pt" style:font-size-complex="20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111in" fo:margin-bottom="0.0555in"/>
      <style:text-properties style:font-name="等线 Light" style:font-name-asian="等线 Light" style:font-name-complex="Times New Roman" fo:color="#2F5496" fo:font-size="16pt" style:font-size-asian="16pt" style:font-size-complex="16pt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0555in" fo:margin-bottom="0.0277in"/>
      <style:text-properties style:font-name-complex="Times New Roman" fo:color="#2F5496" fo:font-size="14pt" style:font-size-asian="14pt" style:font-size-complex="14pt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0555in" fo:margin-bottom="0.0277in"/>
      <style:text-properties style:font-name-complex="Times New Roman" fo:color="#2F5496" fo:font-size="12pt" style:font-size-asian="12pt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0277in" fo:margin-bottom="0in"/>
      <style:text-properties style:font-name-complex="Times New Roman" fo:font-weight="bold" style:font-weight-asian="bold" style:font-weight-complex="bold" fo:color="#2F5496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0277in" fo:margin-bottom="0in"/>
      <style:text-properties style:font-name-complex="Times New Roman" fo:font-weight="bold" style:font-weight-asian="bold" style:font-weight-complex="bold" fo:color="#595959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bottom="0in"/>
      <style:text-properties style:font-name-complex="Times New Roman" fo:color="#595959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bottom="0in"/>
      <style:text-properties style:font-name-asian="等线 Light" style:font-name-complex="Times New Roman" fo:color="#595959" fo:hyphenate="false"/>
    </style:style>
    <style:style style:name="正文" style:display-name="正文" style:family="paragraph">
      <style:paragraph-properties fo:widows="0" fo:orphans="0"/>
      <style:text-properties fo:hyphenate="false"/>
    </style:style>
    <style:style style:name="默认段落字体" style:display-name="默认段落字体" style:family="text"/>
    <style:style style:name="标题1字符" style:display-name="标题 1 字符" style:family="text" style:parent-style-name="默认段落字体">
      <style:text-properties style:font-name="等线 Light" style:font-name-asian="等线 Light" style:font-name-complex="Times New Roman" fo:color="#2F5496" fo:font-size="24pt" style:font-size-asian="24pt" style:font-size-complex="24pt"/>
    </style:style>
    <style:style style:name="标题2字符" style:display-name="标题 2 字符" style:family="text" style:parent-style-name="默认段落字体">
      <style:text-properties style:font-name="等线 Light" style:font-name-asian="等线 Light" style:font-name-complex="Times New Roman" fo:color="#2F5496" fo:font-size="20pt" style:font-size-asian="20pt" style:font-size-complex="20pt"/>
    </style:style>
    <style:style style:name="标题3字符" style:display-name="标题 3 字符" style:family="text" style:parent-style-name="默认段落字体">
      <style:text-properties style:font-name="等线 Light" style:font-name-asian="等线 Light" style:font-name-complex="Times New Roman" fo:color="#2F5496" fo:font-size="16pt" style:font-size-asian="16pt" style:font-size-complex="16pt"/>
    </style:style>
    <style:style style:name="标题4字符" style:display-name="标题 4 字符" style:family="text" style:parent-style-name="默认段落字体">
      <style:text-properties style:font-name-complex="Times New Roman" fo:color="#2F5496" fo:font-size="14pt" style:font-size-asian="14pt" style:font-size-complex="14pt"/>
    </style:style>
    <style:style style:name="标题5字符" style:display-name="标题 5 字符" style:family="text" style:parent-style-name="默认段落字体">
      <style:text-properties style:font-name-complex="Times New Roman" fo:color="#2F5496" fo:font-size="12pt" style:font-size-asian="12pt"/>
    </style:style>
    <style:style style:name="标题6字符" style:display-name="标题 6 字符" style:family="text" style:parent-style-name="默认段落字体">
      <style:text-properties style:font-name-complex="Times New Roman" fo:font-weight="bold" style:font-weight-asian="bold" style:font-weight-complex="bold" fo:color="#2F5496"/>
    </style:style>
    <style:style style:name="标题7字符" style:display-name="标题 7 字符" style:family="text" style:parent-style-name="默认段落字体">
      <style:text-properties style:font-name-complex="Times New Roman" fo:font-weight="bold" style:font-weight-asian="bold" style:font-weight-complex="bold" fo:color="#595959"/>
    </style:style>
    <style:style style:name="标题8字符" style:display-name="标题 8 字符" style:family="text" style:parent-style-name="默认段落字体">
      <style:text-properties style:font-name-complex="Times New Roman" fo:color="#595959"/>
    </style:style>
    <style:style style:name="标题9字符" style:display-name="标题 9 字符" style:family="text" style:parent-style-name="默认段落字体">
      <style:text-properties style:font-name-asian="等线 Light" style:font-name-complex="Times New Roman" fo:color="#595959"/>
    </style:style>
    <style:style style:name="标题" style:display-name="标题" style:family="paragraph" style:parent-style-name="正文" style:next-style-name="正文">
      <style:paragraph-properties style:contextual-spacing="true" fo:text-align="center" fo:margin-bottom="0.0555in" fo:line-height="100%"/>
      <style:text-properties style:font-name="等线 Light" style:font-name-asian="等线 Light" style:font-name-complex="Times New Roman" fo:letter-spacing="-0.0069in" style:letter-kerning="true" fo:font-size="28pt" style:font-size-asian="28pt" style:font-size-complex="28pt" fo:hyphenate="false"/>
    </style:style>
    <style:style style:name="标题字符" style:display-name="标题 字符" style:family="text" style:parent-style-name="默认段落字体">
      <style:text-properties style:font-name="等线 Light" style:font-name-asian="等线 Light" style:font-name-complex="Times New Roman" fo:letter-spacing="-0.0069in" style:letter-kerning="true" fo:font-size="28pt" style:font-size-asian="28pt" style:font-size-complex="28pt"/>
    </style:style>
    <style:style style:name="副标题" style:display-name="副标题" style:family="paragraph" style:parent-style-name="正文" style:next-style-name="正文">
      <style:paragraph-properties fo:text-align="center"/>
      <style:text-properties style:font-name="等线 Light" style:font-name-asian="等线 Light" style:font-name-complex="Times New Roman" fo:color="#595959" fo:letter-spacing="0.0104in" fo:font-size="14pt" style:font-size-asian="14pt" style:font-size-complex="14pt" fo:hyphenate="false"/>
    </style:style>
    <style:style style:name="副标题字符" style:display-name="副标题 字符" style:family="text" style:parent-style-name="默认段落字体">
      <style:text-properties style:font-name="等线 Light" style:font-name-asian="等线 Light" style:font-name-complex="Times New Roman" fo:color="#595959" fo:letter-spacing="0.0104in" fo:font-size="14pt" style:font-size-asian="14pt" style:font-size-complex="14pt"/>
    </style:style>
    <style:style style:name="引用" style:display-name="引用" style:family="paragraph" style:parent-style-name="正文" style:next-style-name="正文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引用字符" style:display-name="引用 字符" style:family="text" style:parent-style-name="默认段落字体">
      <style:text-properties fo:font-style="italic" style:font-style-asian="italic" style:font-style-complex="italic" fo:color="#404040"/>
    </style:style>
    <style:style style:name="列表段落" style:display-name="列表段落" style:family="paragraph" style:parent-style-name="正文">
      <style:paragraph-properties style:contextual-spacing="true" fo:margin-left="0.5in">
        <style:tab-stops/>
      </style:paragraph-properties>
      <style:text-properties fo:hyphenate="false"/>
    </style:style>
    <style:style style:name="明显强调" style:display-name="明显强调" style:family="text" style:parent-style-name="默认段落字体">
      <style:text-properties fo:font-style="italic" style:font-style-asian="italic" style:font-style-complex="italic" fo:color="#2F5496"/>
    </style:style>
    <style:style style:name="明显引用" style:display-name="明显引用" style:family="paragraph" style:parent-style-name="正文" style:next-style-name="正文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明显引用字符" style:display-name="明显引用 字符" style:family="text" style:parent-style-name="默认段落字体">
      <style:text-properties fo:font-style="italic" style:font-style-asian="italic" style:font-style-complex="italic" fo:color="#2F5496"/>
    </style:style>
    <style:style style:name="明显参考" style:display-name="明显参考" style:family="text" style:parent-style-name="默认段落字体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闪闪 暮星</meta:initial-creator>
    <dc:creator>闪闪 暮星</dc:creator>
    <meta:creation-date>2026-02-17T16:16:00Z</meta:creation-date>
    <dc:date>2026-02-17T16:16:00Z</dc:date>
    <meta:template xlink:href="Normal" xlink:type="simple"/>
    <meta:editing-cycles>2</meta:editing-cycles>
    <meta:editing-duration>PT120S</meta:editing-duration>
    <meta:document-statistic meta:page-count="2" meta:paragraph-count="0" meta:word-count="0" meta:character-count="4" meta:row-count="4" meta:non-whitespace-character-count="0"/>
  </office:meta>
</office:document-meta>
</file>